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6fc1c" officeooo:paragraph-rsid="0006fc1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6fc1c" officeooo:paragraph-rsid="0006fc1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6fc1c" officeooo:paragraph-rsid="0008caa5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caa5" style:font-weight-asian="normal" style:font-weight-complex="normal"/>
    </style:style>
    <style:style style:name="T3" style:family="text">
      <style:text-properties officeooo:rsid="0008ca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/>SQL ASSIGNMENT – 3</text:p>
      <text:p text:style-name="P1"/>
      <text:p text:style-name="P1"><text:s/>Overview of SQL.</text:p>
      <text:p text:style-name="P2"/>
      <text:p text:style-name="P2"/>
      <text:p text:style-name="P2"/>
      <text:p text:style-name="P2">1) Does ANSI recognize the data type DATE?</text:p>
      <text:p text:style-name="P3">Ans :-<text:span text:style-name="T1"> <text:s text:c="2"/></text:span><text:span text:style-name="T2">Yes , </text:span><text:span text:style-name="T1">ANSI recognize the data type DATE.</text:span></text:p>
      <text:p text:style-name="P2"/>
      <text:p text:style-name="P2"/>
      <text:p text:style-name="P2"/>
      <text:p text:style-name="P2">2) Which subdivision of SQL is used to insert values in tables?</text:p>
      <text:p text:style-name="P3">Ans :- <text:span text:style-name="T2">The</text:span><text:span text:style-name="T1"> DML(Data Manipulation Language) subdivision </text:span><text:span text:style-name="T2">of SQL,</text:span></text:p>
      <text:p text:style-name="P3"><text:span text:style-name="T2"><text:s text:c="12"/>is used </text:span><text:span text:style-name="T1">to insert values in tables </text:span><text:span text:style-name="T2">with the help of </text:span><text:span text:style-name="T1"><text:s/>INSERT <text:s text:c="21"/><text:tab/> <text:s text:c="2"/>statemen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2:03:55.358744973</meta:creation-date>
    <dc:date>2023-09-10T12:18:46.690740363</dc:date>
    <meta:editing-duration>PT4M21S</meta:editing-duration>
    <meta:editing-cycles>1</meta:editing-cycles>
    <meta:generator>LibreOffice/7.3.5.2$Linux_X86_64 LibreOffice_project/30$Build-2</meta:generator>
    <meta:document-statistic meta:table-count="0" meta:image-count="0" meta:object-count="0" meta:page-count="1" meta:paragraph-count="7" meta:word-count="58" meta:character-count="359" meta:non-whitespace-character-count="265"/>
  </office:meta>
</office:document-meta>
</file>